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2a670e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paragraph-rsid="003a4d22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6pt" style:text-underline-style="solid" style:text-underline-width="auto" style:text-underline-color="font-color" fo:font-weight="bold" style:font-name-asian="NimbusSanL-Bold" style:font-size-asian="16pt" style:font-weight-asian="bold" style:font-name-complex="Arial1" style:font-size-complex="16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" fo:font-size="16pt" fo:font-weight="bold" style:font-name-asian="NimbusSanL-Regu" style:font-size-asian="16pt" style:font-weight-asian="bold" style:font-name-complex="Arial1" style:font-size-complex="16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2pt" officeooo:paragraph-rsid="0027731d" style:font-name-asian="NimbusSanL-Regu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2pt" fo:font-weight="normal" officeooo:rsid="002ad885" style:font-name-asian="NimbusSanL-Bold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" style:font-name-asian="NimbusSanL-Regu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style:font-name-asian="NimbusSanL-Regu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officeooo:paragraph-rsid="002f212c" style:font-name-asian="NimbusSanL-Regu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officeooo:paragraph-rsid="003a4d22" style:font-name-asian="NimbusSanL-Regu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officeooo:rsid="00398369" officeooo:paragraph-rsid="00398369" style:font-name-asian="NimbusSanL-Regu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fo:font-weight="bold" officeooo:paragraph-rsid="00252050" style:font-name-asian="NimbusSanL-Regu" style:font-size-asian="12pt" style:font-weight-asian="bold" style:font-name-complex="Arial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fo:font-weight="bold" officeooo:rsid="00353a0c" style:font-name-asian="NimbusSanL-Regu" style:font-size-asian="12pt" style:font-weight-asian="bold" style:font-name-complex="Arial1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officeooo:rsid="00169420" officeooo:paragraph-rsid="00169420" style:font-name-asian="NimbusSanL-Bold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style:text-underline-style="solid" style:text-underline-width="auto" style:text-underline-color="font-color" fo:font-weight="bold" officeooo:rsid="002f212c" officeooo:paragraph-rsid="002f212c" style:font-name-asian="NimbusSanL-Regu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5pt" style:text-underline-style="solid" style:text-underline-width="auto" style:text-underline-color="font-color" fo:font-weight="bold" style:font-name-asian="NimbusSanL-Bold" style:font-size-asian="15pt" style:font-weight-asian="bold" style:font-name-complex="Arial1" style:font-size-complex="15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5pt" style:text-underline-style="solid" style:text-underline-width="auto" style:text-underline-color="font-color" fo:font-weight="bold" officeooo:paragraph-rsid="0037ca98" style:font-name-asian="NimbusSanL-Bold" style:font-size-asian="15pt" style:font-weight-asian="bold" style:font-name-complex="Arial1" style:font-size-complex="15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Nimbus Sans" fo:font-size="12pt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Nimbus Sans" fo:font-size="12pt" officeooo:paragraph-rsid="00152271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Nimbus Sans" fo:font-size="12pt" officeooo:paragraph-rsid="00169420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Nimbus Sans" fo:font-size="12pt" officeooo:paragraph-rsid="000da278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Nimbus Sans" fo:font-size="12pt" officeooo:paragraph-rsid="001bb56f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Nimbus Sans" fo:font-size="12pt" officeooo:paragraph-rsid="001d52eb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Nimbus Sans" fo:font-size="12pt" officeooo:paragraph-rsid="002210e4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Nimbus Sans" fo:font-size="12pt" officeooo:paragraph-rsid="0036cd8f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color="#000081" loext:opacity="100%" style:font-name="Nimbus Sans" fo:font-size="12pt" style:font-name-asian="NimbusSanL-Regu" style:font-size-asian="12pt" style:font-name-complex="Arial1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color="#000081" loext:opacity="100%" style:font-name="Nimbus Sans" fo:font-size="12pt" officeooo:paragraph-rsid="003a4d22" style:font-name-asian="NimbusSanL-Regu" style:font-size-asian="12pt" style:font-name-complex="Arial1" style:font-size-complex="12pt"/>
    </style:style>
    <style:style style:name="P30" style:family="paragraph" style:parent-style-name="Standard">
      <style:text-properties style:font-name="Nimbus Sans" fo:font-size="12pt" officeooo:paragraph-rsid="000da278" style:font-size-asian="12pt" style:font-size-complex="12pt"/>
    </style:style>
    <style:style style:name="P31" style:family="paragraph" style:parent-style-name="Standard">
      <style:text-properties style:font-name="Nimbus Sans" fo:font-size="12pt" officeooo:paragraph-rsid="000e839b" style:font-size-asian="12pt" style:font-size-complex="12pt"/>
    </style:style>
    <style:style style:name="P32" style:family="paragraph" style:parent-style-name="Standard">
      <style:text-properties fo:color="#000000" loext:opacity="100%" style:font-name="Nimbus Sans" fo:font-size="12pt" style:font-name-asian="NimbusSanL-Regu" style:font-size-asian="12pt" style:font-name-complex="Arial1" style:font-size-complex="12pt"/>
    </style:style>
    <style:style style:name="P33" style:family="paragraph" style:parent-style-name="Standard">
      <style:text-properties fo:color="#000000" loext:opacity="100%" style:font-name="Nimbus Sans" fo:font-size="12pt" fo:font-weight="bold" style:font-name-asian="NimbusSanL-Regu" style:font-size-asian="12pt" style:font-weight-asian="bold" style:font-name-complex="Arial1" style:font-size-complex="12pt"/>
    </style:style>
    <style:style style:name="P3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loext:opacity="100%" style:font-name="Arial" fo:font-size="16pt" fo:font-weight="bold" officeooo:rsid="0042a8e3" style:font-name-asian="NimbusSanL-Bold" style:font-size-asian="16pt" style:font-weight-asian="bold" style:font-name-complex="Arial1" style:font-size-complex="16pt" style:font-weight-complex="bold"/>
    </style:style>
    <style:style style:name="T1" style:family="text">
      <style:text-properties officeooo:rsid="004c9461"/>
    </style:style>
    <style:style style:name="T2" style:family="text">
      <style:text-properties fo:color="#000000" loext:opacity="100%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loext:opacity="100%" style:font-name="Arial" fo:font-size="12pt" style:font-name-asian="NimbusSanL-Bold" style:font-size-asian="12pt" style:font-name-complex="Arial1" style:font-size-complex="12pt" style:font-weight-complex="bold"/>
    </style:style>
    <style:style style:name="T4" style:family="text">
      <style:text-properties fo:color="#000000" loext:opacity="100%" style:font-name-asian="NimbusSanL-Bold" style:font-name-complex="Arial1"/>
    </style:style>
    <style:style style:name="T5" style:family="text">
      <style:text-properties fo:color="#000000" loext:opacity="100%" officeooo:rsid="00169420" style:font-name-asian="NimbusSanL-Bold" style:font-name-complex="Arial1"/>
    </style:style>
    <style:style style:name="T6" style:family="text">
      <style:text-properties fo:color="#000000" loext:opacity="100%" officeooo:rsid="001bb56f" style:font-name-asian="NimbusSanL-Bold" style:font-name-complex="Arial1"/>
    </style:style>
    <style:style style:name="T7" style:family="text">
      <style:text-properties fo:color="#000000" loext:opacity="100%" officeooo:rsid="00152271" style:font-name-asian="NimbusSanL-Bold" style:font-name-complex="Arial1"/>
    </style:style>
    <style:style style:name="T8" style:family="text">
      <style:text-properties fo:color="#000000" loext:opacity="100%" style:font-name-asian="NimbusSanL-Regu" style:font-name-complex="Arial1"/>
    </style:style>
    <style:style style:name="T9" style:family="text">
      <style:text-properties fo:color="#000000" loext:opacity="100%" officeooo:rsid="0012402f" style:font-name-asian="NimbusSanL-Regu" style:font-name-complex="Arial1"/>
    </style:style>
    <style:style style:name="T10" style:family="text">
      <style:text-properties fo:color="#000000" loext:opacity="100%" officeooo:rsid="00169420" style:font-name-asian="NimbusSanL-Regu" style:font-name-complex="Arial1"/>
    </style:style>
    <style:style style:name="T11" style:family="text">
      <style:text-properties fo:color="#000000" loext:opacity="100%" officeooo:rsid="000d6b7e" style:font-name-asian="NimbusSanL-Regu" style:font-name-complex="Arial1"/>
    </style:style>
    <style:style style:name="T12" style:family="text">
      <style:text-properties fo:color="#000000" loext:opacity="100%" officeooo:rsid="000da278" style:font-name-asian="NimbusSanL-Regu" style:font-name-complex="Arial1"/>
    </style:style>
    <style:style style:name="T13" style:family="text">
      <style:text-properties fo:color="#000000" loext:opacity="100%" officeooo:rsid="001bb56f" style:font-name-asian="NimbusSanL-Regu" style:font-name-complex="Arial1"/>
    </style:style>
    <style:style style:name="T14" style:family="text">
      <style:text-properties fo:color="#000000" loext:opacity="100%" officeooo:rsid="001ef4c8" style:font-name-asian="NimbusSanL-Regu" style:font-name-complex="Arial1"/>
    </style:style>
    <style:style style:name="T15" style:family="text">
      <style:text-properties fo:color="#000000" loext:opacity="100%" officeooo:rsid="000e839b" style:font-name-asian="NimbusSanL-Regu" style:font-name-complex="Arial1"/>
    </style:style>
    <style:style style:name="T16" style:family="text">
      <style:text-properties fo:color="#000000" loext:opacity="100%" fo:font-weight="bold" style:font-name-asian="NimbusSanL-Bold" style:font-weight-asian="bold" style:font-name-complex="Arial1"/>
    </style:style>
    <style:style style:name="T17" style:family="text">
      <style:text-properties fo:color="#000000" loext:opacity="100%" fo:font-weight="bold" officeooo:rsid="00152271" style:font-name-asian="NimbusSanL-Bold" style:font-weight-asian="bold" style:font-name-complex="Arial1" style:font-weight-complex="bold"/>
    </style:style>
    <style:style style:name="T18" style:family="text">
      <style:text-properties fo:color="#000000" loext:opacity="100%" fo:font-weight="bold" officeooo:rsid="001bb56f" style:font-name-asian="NimbusSanL-Bold" style:font-weight-asian="bold" style:font-name-complex="Arial1" style:font-weight-complex="bold"/>
    </style:style>
    <style:style style:name="T19" style:family="text">
      <style:text-properties fo:color="#000000" loext:opacity="100%" fo:font-weight="bold" officeooo:rsid="001f5ab0" style:font-name-asian="NimbusSanL-Bold" style:font-weight-asian="bold" style:font-name-complex="Arial1" style:font-weight-complex="bold"/>
    </style:style>
    <style:style style:name="T20" style:family="text">
      <style:text-properties fo:color="#000000" loext:opacity="100%" fo:font-weight="bold" officeooo:rsid="002210e4" style:font-name-asian="NimbusSanL-Bold" style:font-weight-asian="bold" style:font-name-complex="Arial1" style:font-weight-complex="bold"/>
    </style:style>
    <style:style style:name="T21" style:family="text">
      <style:text-properties fo:color="#000000" loext:opacity="100%" fo:font-weight="bold" style:font-name-asian="NimbusSanL-Regu" style:font-weight-asian="bold" style:font-name-complex="Arial1"/>
    </style:style>
    <style:style style:name="T22" style:family="text">
      <style:text-properties fo:color="#000000" loext:opacity="100%" fo:font-weight="bold" officeooo:rsid="001bb56f" style:font-name-asian="NimbusSanL-Regu" style:font-weight-asian="bold" style:font-name-complex="Arial1" style:font-weight-complex="bold"/>
    </style:style>
    <style:style style:name="T23" style:family="text">
      <style:text-properties fo:color="#000000" loext:opacity="100%" fo:font-weight="bold" officeooo:rsid="001f5ab0" style:font-name-asian="NimbusSanL-Regu" style:font-weight-asian="bold" style:font-name-complex="Arial1" style:font-weight-complex="bold"/>
    </style:style>
    <style:style style:name="T24" style:family="text">
      <style:text-properties fo:color="#000000" loext:opacity="100%" fo:font-weight="bold" officeooo:rsid="002210e4" style:font-name-asian="NimbusSanL-Regu" style:font-weight-asian="bold" style:font-name-complex="Arial1" style:font-weight-complex="bold"/>
    </style:style>
    <style:style style:name="T25" style:family="text">
      <style:text-properties fo:color="#000000" loext:opacity="100%" fo:font-weight="bold" officeooo:rsid="00252050" style:font-name-asian="NimbusSanL-Regu" style:font-weight-asian="bold" style:font-name-complex="Arial1" style:font-weight-complex="bold"/>
    </style:style>
    <style:style style:name="T26" style:family="text">
      <style:text-properties fo:color="#000000" loext:opacity="100%" fo:font-weight="bold" officeooo:rsid="0036cd8f" style:font-name-asian="NimbusSanL-Regu" style:font-weight-asian="bold" style:font-name-complex="Arial1" style:font-weight-complex="bold"/>
    </style:style>
    <style:style style:name="T27" style:family="text">
      <style:text-properties fo:color="#000000" loext:opacity="100%" fo:font-weight="bold" officeooo:rsid="000e839b" style:font-name-asian="NimbusSanL-Regu" style:font-weight-asian="bold" style:font-name-complex="Arial1" style:font-weight-complex="bold"/>
    </style:style>
    <style:style style:name="T28" style:family="text">
      <style:text-properties fo:color="#000000" loext:opacity="100%" fo:font-weight="bold" officeooo:rsid="00353a0c" style:font-name-asian="NimbusSanL-Regu" style:font-weight-asian="bold" style:font-name-complex="Arial1"/>
    </style:style>
    <style:style style:name="T29" style:family="text">
      <style:text-properties fo:color="#000000" loext:opacity="100%" fo:font-weight="normal" officeooo:rsid="00152271" style:font-name-asian="NimbusSanL-Bold" style:font-weight-asian="normal" style:font-name-complex="Arial1" style:font-weight-complex="normal"/>
    </style:style>
    <style:style style:name="T30" style:family="text">
      <style:text-properties fo:color="#000000" loext:opacity="100%" fo:font-weight="normal" officeooo:rsid="001bb56f" style:font-name-asian="NimbusSanL-Bold" style:font-weight-asian="normal" style:font-name-complex="Arial1" style:font-weight-complex="normal"/>
    </style:style>
    <style:style style:name="T31" style:family="text">
      <style:text-properties fo:color="#000000" loext:opacity="100%" fo:font-weight="normal" officeooo:rsid="001d52eb" style:font-name-asian="NimbusSanL-Bold" style:font-weight-asian="normal" style:font-name-complex="Arial1" style:font-weight-complex="normal"/>
    </style:style>
    <style:style style:name="T32" style:family="text">
      <style:text-properties fo:color="#000000" loext:opacity="100%" fo:font-weight="normal" officeooo:rsid="001f5ab0" style:font-name-asian="NimbusSanL-Bold" style:font-weight-asian="normal" style:font-name-complex="Arial1" style:font-weight-complex="normal"/>
    </style:style>
    <style:style style:name="T33" style:family="text">
      <style:text-properties fo:color="#000000" loext:opacity="100%" fo:font-weight="normal" officeooo:rsid="00214ff8" style:font-name-asian="NimbusSanL-Bold" style:font-weight-asian="normal" style:font-name-complex="Arial1" style:font-weight-complex="normal"/>
    </style:style>
    <style:style style:name="T34" style:family="text">
      <style:text-properties fo:color="#000000" loext:opacity="100%" fo:font-weight="normal" officeooo:rsid="002210e4" style:font-name-asian="NimbusSanL-Bold" style:font-weight-asian="normal" style:font-name-complex="Arial1" style:font-weight-complex="normal"/>
    </style:style>
    <style:style style:name="T35" style:family="text">
      <style:text-properties fo:color="#000000" loext:opacity="100%" fo:font-weight="normal" officeooo:rsid="000da278" style:font-name-asian="NimbusSanL-Regu" style:font-weight-asian="normal" style:font-name-complex="Arial1" style:font-weight-complex="normal"/>
    </style:style>
    <style:style style:name="T36" style:family="text">
      <style:text-properties fo:color="#000000" loext:opacity="100%" fo:font-weight="normal" officeooo:rsid="001bb56f" style:font-name-asian="NimbusSanL-Regu" style:font-weight-asian="normal" style:font-name-complex="Arial1" style:font-weight-complex="normal"/>
    </style:style>
    <style:style style:name="T37" style:family="text">
      <style:text-properties fo:color="#000000" loext:opacity="100%" fo:font-weight="normal" officeooo:rsid="001f5ab0" style:font-name-asian="NimbusSanL-Regu" style:font-weight-asian="normal" style:font-name-complex="Arial1" style:font-weight-complex="normal"/>
    </style:style>
    <style:style style:name="T38" style:family="text">
      <style:text-properties fo:color="#000000" loext:opacity="100%" fo:font-weight="normal" officeooo:rsid="00252050" style:font-name-asian="NimbusSanL-Regu" style:font-weight-asian="normal" style:font-name-complex="Arial1" style:font-weight-complex="normal"/>
    </style:style>
    <style:style style:name="T39" style:family="text">
      <style:text-properties fo:color="#000000" loext:opacity="100%" fo:font-weight="normal" officeooo:rsid="0036cd8f" style:font-name-asian="NimbusSanL-Regu" style:font-weight-asian="normal" style:font-name-complex="Arial1" style:font-weight-complex="normal"/>
    </style:style>
    <style:style style:name="T40" style:family="text">
      <style:text-properties fo:color="#000000" loext:opacity="100%" fo:font-weight="normal" officeooo:rsid="0027731d" style:font-name-asian="NimbusSanL-Regu" style:font-weight-asian="normal" style:font-name-complex="Arial1" style:font-weight-complex="normal"/>
    </style:style>
    <style:style style:name="T41" style:family="text">
      <style:text-properties fo:color="#000000" loext:opacity="100%" style:text-position="0% 100%" style:font-name="Nimbus Sans L" fo:font-size="12pt" fo:font-weight="bold" officeooo:rsid="00a65559" style:font-name-asian="NimbusSanL-Regu" style:font-size-asian="12pt" style:font-weight-asian="bold" style:font-name-complex="Arial1" style:font-size-complex="12pt" style:font-weight-complex="bold"/>
    </style:style>
    <style:style style:name="T42" style:family="text">
      <style:text-properties fo:color="#000000" loext:opacity="100%" style:text-position="0% 100%" style:font-name="Nimbus Sans L" fo:font-size="12pt" fo:font-weight="normal" officeooo:rsid="00a65559" style:font-name-asian="NimbusSanL-Regu" style:font-size-asian="12pt" style:font-weight-asian="normal" style:font-name-complex="Arial1" style:font-size-complex="12pt" style:font-weight-complex="normal"/>
    </style:style>
    <style:style style:name="T43" style:family="text">
      <style:text-properties fo:color="#000000" loext:opacity="100%" style:font-name="Nimbus Sans L" fo:font-size="12pt" fo:font-weight="normal" officeooo:rsid="001f20ca" style:font-name-asian="NimbusSanL-Regu" style:font-size-asian="12pt" style:font-weight-asian="normal" style:font-name-complex="Arial1" style:font-size-complex="12pt" style:font-weight-complex="normal"/>
    </style:style>
    <style:style style:name="T44" style:family="text">
      <style:text-properties fo:color="#000000" loext:opacity="100%" style:font-name="Nimbus Sans L" fo:font-size="12pt" fo:font-weight="normal" officeooo:rsid="002a670e" style:font-name-asian="NimbusSanL-Regu" style:font-size-asian="12pt" style:font-weight-asian="normal" style:font-name-complex="Arial1" style:font-size-complex="12pt" style:font-weight-complex="normal"/>
    </style:style>
    <style:style style:name="T45" style:family="text">
      <style:text-properties fo:color="#000000" loext:opacity="100%" style:font-name="Nimbus Sans L" fo:font-size="12pt" fo:font-weight="normal" officeooo:rsid="0050474a" style:font-name-asian="NimbusSanL-Regu" style:font-size-asian="12pt" style:font-weight-asian="normal" style:font-name-complex="Arial1" style:font-size-complex="12pt" style:font-weight-complex="normal"/>
    </style:style>
    <style:style style:name="T46" style:family="text">
      <style:text-properties fo:color="#000000" loext:opacity="100%" style:font-name="Nimbus Sans L" fo:font-size="12pt" fo:font-weight="normal" officeooo:rsid="00527b8f" style:font-name-asian="NimbusSanL-Regu" style:font-size-asian="12pt" style:font-weight-asian="normal" style:font-name-complex="Arial1" style:font-size-complex="12pt" style:font-weight-complex="normal"/>
    </style:style>
    <style:style style:name="T47" style:family="text">
      <style:text-properties fo:color="#000000" loext:opacity="100%" style:font-name="Nimbus Sans L" fo:font-size="12pt" fo:font-weight="bold" officeooo:rsid="0050474a" style:font-name-asian="NimbusSanL-Regu" style:font-size-asian="12pt" style:font-weight-asian="bold" style:font-name-complex="Arial1" style:font-size-complex="12pt" style:font-weight-complex="bold"/>
    </style:style>
    <style:style style:name="T48" style:family="text">
      <style:text-properties fo:color="#000000" loext:opacity="100%" style:font-name="Nimbus Sans L" fo:font-size="12pt" fo:font-weight="bold" officeooo:rsid="00522bd8" style:font-name-asian="NimbusSanL-Regu" style:font-size-asian="12pt" style:font-weight-asian="bold" style:font-name-complex="Arial1" style:font-size-complex="12pt" style:font-weight-complex="bold"/>
    </style:style>
    <style:style style:name="T49" style:family="text">
      <style:text-properties officeooo:rsid="000fd1ac"/>
    </style:style>
    <style:style style:name="T50" style:family="text">
      <style:text-properties fo:font-weight="normal" officeooo:rsid="001f5ab0" style:font-name-asian="NimbusSanL-Bold" style:font-weight-asian="normal" style:font-weight-complex="normal"/>
    </style:style>
    <style:style style:name="T51" style:family="text">
      <style:text-properties fo:font-weight="normal" officeooo:rsid="002210e4" style:font-name-asian="NimbusSanL-Bold" style:font-weight-asian="normal" style:font-weight-complex="normal"/>
    </style:style>
    <style:style style:name="T52" style:family="text">
      <style:text-properties fo:font-weight="normal" officeooo:rsid="00228246" style:font-name-asian="NimbusSanL-Bold" style:font-weight-asian="normal" style:font-weight-complex="normal"/>
    </style:style>
    <style:style style:name="T53" style:family="text">
      <style:text-properties officeooo:rsid="001a7b9e"/>
    </style:style>
    <style:style style:name="T54" style:family="text">
      <style:text-properties officeooo:rsid="001bb56f"/>
    </style:style>
    <style:style style:name="T55" style:family="text">
      <style:text-properties style:font-name="Nimbus Sans" fo:font-size="12pt" style:font-name-asian="NimbusSanL-Regu" style:font-size-asian="12pt" style:font-name-complex="Arial1" style:font-size-complex="12pt"/>
    </style:style>
    <style:style style:name="T56" style:family="text">
      <style:text-properties style:font-name="Nimbus Sans" fo:font-size="12pt" officeooo:rsid="0050474a" style:font-name-asian="NimbusSanL-Regu" style:font-size-asian="12pt" style:font-name-complex="Arial1" style:font-size-complex="12pt"/>
    </style:style>
    <style:style style:name="T57" style:family="text">
      <style:text-properties officeooo:rsid="00243626"/>
    </style:style>
    <style:style style:name="T58" style:family="text">
      <style:text-properties officeooo:rsid="00252050"/>
    </style:style>
    <style:style style:name="T59" style:family="text">
      <style:text-properties officeooo:rsid="002f212c"/>
    </style:style>
    <style:style style:name="T60" style:family="text">
      <style:text-properties officeooo:rsid="0037ca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title>Illaroo to Wooli - Blue Cord Hike – V1.0</text:title></text:p>
      <text:p text:style-name="P6">(Part of Yuraygir Coastal Walk)</text:p>
      <text:p text:style-name="P9"><text:span text:style-name="T49">Original - </text:span>Michael Luxton – November 2016<text:line-break/><text:span text:style-name="T49">Updated – Phil Shepherd – July 2018</text:span><text:line-break/></text:p>
      <text:p text:style-name="P2"><text:span text:style-name="T2">MAP: <text:tab/><text:tab/><text:tab/></text:span><text:span text:style-name="T3">Bare Point - 9538-2N</text:span></text:p>
      <text:p text:style-name="P3"><text:span text:style-name="T41">Grid Ref Zone:<text:tab/></text:span><text:span text:style-name="T42">MGRS </text:span><text:span text:style-name="T43">56JNN </text:span><text:span text:style-name="T44">(</text:span><text:span text:style-name="T43">56JN</text:span><text:span text:style-name="T44">M south of Wilson’s Head)<text:line-break/></text:span><text:span text:style-name="T47">Walking Gra</text:span><text:span text:style-name="T48">de</text:span><text:span text:style-name="T47">:</text:span><text:span text:style-name="T45"><text:tab/>4 </text:span><text:span text:style-name="T46">(NPSW)</text:span></text:p>
      <text:p text:style-name="P8"/>
      <text:p text:style-name="P7"/>
      <text:p text:style-name="P5">Summary</text:p>
      <text:p text:style-name="P10">Th<text:span text:style-name="T59">is part of the </text:span>Yuraygir Coastal Walk offers a variety of suitable hikes <text:span text:style-name="T59">for Cubs and Scouts.</text:span>.</text:p>
      <text:p text:style-name="P10">Best to walk from the North to the South so that the sun is on your back.</text:p>
      <text:p text:style-name="P13">The headland walking is safe with no significantly exposed sections. <text:s/>Lots of tracks make navigation interesting.<text:line-break/>Beware of incoming tides, especially if walking below headlands at Rocky Point and Diggers Camp.</text:p>
      <text:p text:style-name="P12"><text:span text:style-name="T53">Payment</text:span> required for entry and camping within National Park.</text:p>
      <text:p text:style-name="P12"><text:span text:style-name="T53">Additional </text:span>Walk Information:</text:p>
      <text:p text:style-name="P4"><text:a xlink:type="simple" xlink:href="http://www.nationalparks.nsw.gov.au/things-to-do/walking-tracks/yuraygir-coastal-walk" text:style-name="Internet_20_link" text:visited-style-name="Visited_20_Internet_20_Link"><text:span text:style-name="T55">http://www.nationalparks.nsw.gov.au/things-to-do/walking-tracks/yuraygir-coastal-walk</text:span></text:a><text:span text:style-name="T55"><text:line-break/></text:span><text:a xlink:type="simple" xlink:href="https://www.nationalparks.nsw.gov.au/things-to-do/walking-tracks/illaroo-to-wooli-walking-track" text:style-name="Internet_20_link" text:visited-style-name="Visited_20_Internet_20_Link"><text:span text:style-name="T56">https://www.nationalparks.nsw.gov.au/things-to-do/walking-tracks/illaroo-to-wooli-walking-track</text:span></text:a></text:p>
      <text:p text:style-name="P29"/>
      <text:p text:style-name="P17">Blue Cord Hike Summary</text:p>
      <text:p text:style-name="P11"><text:span text:style-name="T59">A</text:span> testing hike with combination of formed track and headland track finishing with beach hike. <text:s/>Minor navigation skills required.</text:p>
      <text:p text:style-name="P10">This particular hike is a good example of a supported hike requiring good planning for emergency purposes, with great opportunities to test the Scouts.</text:p>
      <text:p text:style-name="P10">Starting at Illaroo North provides opportunity to maximise number of kilometres <text:s/>– variation to starting points can occur.</text:p>
      <text:p text:style-name="P10">Check tide times for midday preferable low tide.</text:p>
      <text:p text:style-name="P28"/>
      <text:p text:style-name="P19">Day 1 - Illaroo North to Boorkoom Camp – <text:span text:style-name="T57">8.5Km</text:span></text:p>
      <text:p text:style-name="P20"><text:span text:style-name="T4">• </text:span><text:span text:style-name="T8">Start 10am – Illaroo North Camping Area (281</text:span><text:span text:style-name="T9">6</text:span><text:span text:style-name="T8"> 08</text:span><text:span text:style-name="T9">06</text:span><text:span text:style-name="T8">) off Minnie Water Road, dirt track</text:span></text:p>
      <text:p text:style-name="P21"><text:span text:style-name="T4">• </text:span><text:span text:style-name="T7">There is a junction at (2833 0780) where you can choose to:<text:line-break/><text:tab/>- </text:span><text:span text:style-name="T17">either<text:tab/></text:span><text:span text:style-name="T7">walk up some steps, and take the more interesting route along the headlands <text:tab/><text:tab/><text:tab/>and on to the beach at (2864 0719)</text:span></text:p>
      <text:p text:style-name="P21"><text:span text:style-name="T7"><text:tab/>- </text:span><text:span text:style-name="T17">or <text:tab/><text:tab/></text:span><text:span text:style-name="T29">take the direct easy route which eventually passes the shop at <text:s/>(2853 0677) <text:tab/><text:tab/><text:tab/>before heading on to the beach</text:span></text:p>
      <text:p text:style-name="P22"><text:span text:style-name="T4">• </text:span><text:span text:style-name="T5">It is best to leave the beach via the white staircase at (2872 0653), and then skirt along the headlands. </text:span><text:span text:style-name="T6">This avoids the excessive car activity along this section of the beach.</text:span></text:p>
      <text:p text:style-name="P16">• Toilet and drinking water is available at (2905 0596) just before you enter the tracks along Tree Point h<text:span text:style-name="T54">ea</text:span>dland.</text:p>
      <text:p text:style-name="P22"><text:span text:style-name="T5">• </text:span><text:span text:style-name="T8">lunch </text:span><text:span text:style-name="T10">at </text:span><text:span text:style-name="T8">12pm near </text:span><text:span text:style-name="T13">Minnie </text:span><text:span text:style-name="T8">Back Beach stairs (287</text:span><text:span text:style-name="T10">2</text:span><text:span text:style-name="T8"> 052</text:span><text:span text:style-name="T10">9</text:span><text:span text:style-name="T8">)</text:span></text:p>
      <text:p text:style-name="P24"><text:span text:style-name="T4">• </text:span><text:span text:style-name="T8">beach walk south along </text:span><text:span text:style-name="T11">Minnies </text:span><text:span text:style-name="T8">Back Beach.<text:line-break/><text:tab/></text:span><text:span text:style-name="T22">Alternative<text:tab/></text:span><text:span text:style-name="T36">Head inland to the Minnie Back Beach Trail. <text:s/>Not significantly further, but reduces <text:tab/><text:tab/><text:tab/>the amount of tedious beach walking.</text:span></text:p>
      <text:p text:style-name="P25"><text:span text:style-name="T30">• </text:span><text:span text:style-name="T18">DANGER</text:span><text:span text:style-name="T30"> - If the tide is incoming it is dangerous to continue on the beach round the Diggers Camp headlands (2789 0245). <text:s/></text:span><text:span text:style-name="T31">Safer to take the inland route marked by the Sanctury Sign at (2772 0263). <text:s/>Note that the start of track at the Sanctury Sign is not particularly obvious, but as soon as you are at the top of the dune, there is a very obvious, four wheel drive track.</text:span></text:p>
      <text:p text:style-name="P20"><text:span text:style-name="T4">• </text:span><text:span text:style-name="T8">Walk to camp at Boorkoom Campground (281</text:span><text:span text:style-name="T14">8</text:span><text:span text:style-name="T8"> 011</text:span><text:span text:style-name="T14">2</text:span><text:span text:style-name="T8">) south of Diggers Camp at 4pm.</text:span><text:span text:style-name="T35">(as of 2018 camp caretakers, Annette and Tony are very friendly and can be contacted on 0447 497 097 in emergencies)</text:span></text:p>
      <text:p text:style-name="P20"><text:soft-page-break/><text:span text:style-name="T16">• </text:span><text:span text:style-name="T21">Need to plan water drop </text:span><text:span text:style-name="T28">at Boorkoom</text:span></text:p>
      <text:p text:style-name="P15"/>
      <text:p text:style-name="P18">Day 2 <text:span text:style-name="T60">- </text:span>Boorkoom Camping Area to Wooli River - <text:span text:style-name="T57">8.5Km</text:span></text:p>
      <text:p text:style-name="P20"><text:span text:style-name="T4">• Start 8am - </text:span><text:span text:style-name="T8">easy graded walk along Bare Point – some navigation required through numerous tracks</text:span></text:p>
      <text:p text:style-name="P20"><text:span text:style-name="T4">• </text:span><text:span text:style-name="T8">stairs to beach at Wilsons Headland (27</text:span><text:span text:style-name="T14">69</text:span><text:span text:style-name="T8"> </text:span><text:span text:style-name="T14">0006</text:span><text:span text:style-name="T8">) – possible morning tea rest stop</text:span></text:p>
      <text:p text:style-name="P27"><text:span text:style-name="T8"><text:tab/></text:span><text:span text:style-name="T26">End of Red Cord Hike – </text:span><text:span text:style-name="T39">Head west to </text:span><text:span text:style-name="T40">Wilsons Headland Carpark (2753 00</text:span><text:span text:style-name="T39">22)</text:span></text:p>
      <text:p text:style-name="P23"><text:span text:style-name="T4">• </text:span><text:span text:style-name="T8">then beach walk for remainder – past Wooli village along South Terrace</text:span></text:p>
      <text:p text:style-name="P30"><text:span text:style-name="T4">• </text:span><text:span text:style-name="T8">Arrive at Wooli Marine Rescue Tower </text:span><text:span text:style-name="T12">(or at the Rock Wall) </text:span><text:span text:style-name="T8">near Wooli River entrance (257 937)<text:line-break/>Transport pick up ETA 1pm</text:span></text:p>
      <text:p text:style-name="P26"><text:span text:style-name="T8"><text:tab/></text:span><text:span text:style-name="T23">Alternative </text:span><text:span text:style-name="T24">to walking along Wooli Beach </text:span><text:span text:style-name="T25">(9km </text:span><text:span text:style-name="T38">to 2612 9727</text:span><text:span text:style-name="T25">)</text:span><text:span text:style-name="T23">:<text:line-break/><text:tab/><text:tab/></text:span><text:span text:style-name="T19">• </text:span><text:span text:style-name="T37">Head Inland up 4 wheel drive track at (2732 9972)</text:span></text:p>
      <text:p text:style-name="P26"><text:span text:style-name="T37"><text:tab/><text:tab/></text:span><text:span text:style-name="T32">• After 1km meet the main dirt road at (2681 0043)</text:span></text:p>
      <text:p text:style-name="P26"><text:span text:style-name="T32"><text:tab/><text:tab/>• Follow the </text:span><text:span text:style-name="T34">main</text:span><text:span text:style-name="T32"> dirt road west for 0.5km </text:span><text:span text:style-name="T34">(</text:span><text:span text:style-name="T20">beware</text:span><text:span text:style-name="T34"> of cars) </text:span><text:span text:style-name="T32">to </text:span><text:span text:style-name="T34">t</text:span><text:span text:style-name="T33">he Faulkners Trail </text:span><text:span text:style-name="T34">which <text:tab/><text:tab/> <text:s/>heads </text:span><text:span text:style-name="T32">south at (2636 0035)</text:span></text:p>
      <text:p text:style-name="P26"><text:span text:style-name="T32"><text:tab/><text:tab/>• </text:span><text:span text:style-name="T34">After 2.5Km the Faulkners Trail meets the main road at (2490 9894).Head South East <text:tab/><text:tab/> <text:s/>along the very straight Powerline Trail</text:span></text:p>
      <text:p text:style-name="P14"><text:span text:style-name="T50"><text:tab/><text:tab/>• </text:span><text:span text:style-name="T51">Once the Powerline Trail gets to Wooli there’s a number of tracks. <text:s/>Most logical pick up <text:tab/><text:tab/> <text:s/>point is where the tracks meet the beach at (2612 9727). <text:s/></text:span><text:span text:style-name="T52">This is about 9km walking <text:tab/><text:tab/> <text:s/>from Boorkoom campsite</text:span><text:span text:style-name="T50"><text:line-break/></text:span></text:p>
      <text:p text:style-name="P14">Escape routes</text:p>
      <text:p text:style-name="P32">Villages of Minnie Water, Diggers Camp and Wooli have <text:span text:style-name="T58">multiple </text:span>access points for extraction if required</text:p>
      <text:p text:style-name="P33">Mobile phone reception</text:p>
      <text:p text:style-name="P32">Minnie Water – limited – works on headlands ok<text:line-break/>Wooli – good</text:p>
      <text:p text:style-name="P31"><text:span text:style-name="T27">Contacts:</text:span><text:span text:style-name="T15"><text:line-break/></text:span><text:span text:style-name="T27">National parks, marine parks and forests</text:span><text:span text:style-name="T15"> 02 6641 1500<text:line-break/><text:tab/>Dave Redman | Ranger | North Coast Branch 02 6641 1524, 0457 605 862<text:line-break/></text:span><text:span text:style-name="T27">Police (Wooli)</text:span><text:span text:style-name="T15"> – NOT 24 hour Cnr Main Street and Ollen Close, WOOLI 2462, 02 6649 7055<text:line-break/></text:span><text:span text:style-name="T27">Police (Grafton) </text:span><text:span text:style-name="T15">– 24 hour 5 Duke St, Grafton NSW 2460, 02 6642 0222<text:line-break/></text:span><text:span text:style-name="T27">Hospital (Grafton)</text:span><text:span text:style-name="T15"> – 24 hour Emergency, 184 Arthur St, Grafton NSW 2460 - 02 6640 222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Illaroo to Wooli - Blue Cord Hike – V1.0</text:title><text:tab/>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xton</meta:initial-creator>
    <meta:editing-cycles>59</meta:editing-cycles>
    <meta:creation-date>2018-05-28T00:23:00</meta:creation-date>
    <dc:date>2022-09-16T15:53:35.366426819</dc:date>
    <meta:editing-duration>PT16H10M25S</meta:editing-duration>
    <meta:generator>LibreOffice/7.1.5.2$Linux_X86_64 LibreOffice_project/10$Build-2</meta:generator>
    <dc:title>Illaroo to Wooli - Blue Cord Hike – V1.0</dc:title>
    <meta:document-statistic meta:table-count="0" meta:image-count="0" meta:object-count="0" meta:page-count="2" meta:paragraph-count="45" meta:word-count="791" meta:character-count="4701" meta:non-whitespace-character-count="3879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